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27.66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20.67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1.15mm"/>
    </style:style>
    <style:style style:name="co10" style:family="table-column">
      <style:table-column-properties fo:break-before="auto" style:column-width="37.13mm"/>
    </style:style>
    <style:style style:name="co11" style:family="table-column">
      <style:table-column-properties fo:break-before="auto" style:column-width="18.19mm"/>
    </style:style>
    <style:style style:name="co12" style:family="table-column">
      <style:table-column-properties fo:break-before="auto" style:column-width="1.75mm"/>
    </style:style>
    <style:style style:name="co13" style:family="table-column">
      <style:table-column-properties fo:break-before="auto" style:column-width="40.87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24.41mm"/>
    </style:style>
    <style:style style:name="co17" style:family="table-column">
      <style:table-column-properties fo:break-before="auto" style:column-width="25.91mm"/>
    </style:style>
    <style:style style:name="co18" style:family="table-column">
      <style:table-column-properties fo:break-before="auto" style:column-width="30.39mm"/>
    </style:style>
    <style:style style:name="co19" style:family="table-column">
      <style:table-column-properties fo:break-before="auto" style:column-width="15.2mm"/>
    </style:style>
    <style:style style:name="co20" style:family="table-column">
      <style:table-column-properties fo:break-before="auto" style:column-width="17.94mm"/>
    </style:style>
    <style:style style:name="co21" style:family="table-column">
      <style:table-column-properties fo:break-before="auto" style:column-width="20.18mm"/>
    </style:style>
    <style:style style:name="co22" style:family="table-column">
      <style:table-column-properties fo:break-before="auto" style:column-width="28.65mm"/>
    </style:style>
    <style:style style:name="co23" style:family="table-column">
      <style:table-column-properties fo:break-before="auto" style:column-width="2.2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2.12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ta1" style:family="table" style:master-page-name="PageStyle_5f_活期存款">
      <style:table-properties table:display="true" style:writing-mode="lr-tb"/>
    </style:style>
    <style:style style:name="ta2" style:family="table" style:master-page-name="PageStyle_5f_定期存款">
      <style:table-properties table:display="true" style:writing-mode="lr-tb"/>
    </style:style>
    <style:style style:name="ta3" style:family="table" style:master-page-name="PageStyle_5f_零存整付定存">
      <style:table-properties table:display="true" style:writing-mode="lr-tb"/>
    </style:style>
    <style:style style:name="ta4" style:family="table" style:master-page-name="PageStyle_5f_債券投資">
      <style:table-properties table:display="true" style:writing-mode="lr-tb"/>
    </style:style>
    <style:style style:name="ta5" style:family="table" style:master-page-name="PageStyle_5f_活定存總合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2.49pt double-thin #000000" style:border-line-width-left="0.18mm 0.53mm 0.18mm" fo:padding="0.71mm" fo:border-right="0.74pt solid #000000" style:rotation-align="none" fo:border-top="2.49pt double-thin #000000" style:border-line-width-top="0.18mm 0.53mm 0.18mm"/>
    </style:style>
    <style:style style:name="ce7" style:family="table-cell" style:parent-style-name="Default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157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5" style:family="table-cell" style:parent-style-name="Default" style:data-style-name="N157">
      <style:table-cell-properties style:diagonal-bl-tr="none" style:diagonal-tl-br="none" fo:border="0.74pt solid #000000" fo:padding="0.71mm" style:rotation-align="none"/>
    </style:style>
    <style:style style:name="ce16" style:family="table-cell" style:parent-style-name="Default" style:data-style-name="N157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17" style:family="table-cell" style:parent-style-name="Default" style:data-style-name="N159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18" style:family="table-cell" style:parent-style-name="Default" style:data-style-name="N15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8">
      <style:table-cell-properties style:diagonal-bl-tr="none" style:diagonal-tl-br="none" fo:border="0.74pt solid #000000" fo:padding="0.71mm" style:rotation-align="none"/>
    </style:style>
    <style:style style:name="ce20" style:family="table-cell" style:parent-style-name="Default" style:data-style-name="N158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21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69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24" style:family="table-cell" style:parent-style-name="Default" style:data-style-name="N169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5" style:family="table-cell" style:parent-style-name="Default">
      <style:table-cell-properties fo:border-bottom="none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6" style:family="table-cell" style:parent-style-name="Default" style:data-style-name="N169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27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none" style:rotation-align="none" fo:border-top="2.49pt double-thin #000000" style:border-line-width-top="0.18mm 0.53mm 0.18mm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168">
      <style:table-cell-properties fo:padding="0.71mm"/>
    </style:style>
    <style:style style:name="ce41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68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44" style:family="table-cell" style:parent-style-name="Default" style:data-style-name="N16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4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7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49" style:family="table-cell" style:parent-style-name="Default" style:data-style-name="N163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59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59">
      <style:table-cell-properties fo:border-bottom="2.49pt double-thin #000000" style:border-line-width-bottom="0.18mm 0.53mm 0.18mm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6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6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157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63" style:family="table-cell" style:parent-style-name="Default" style:data-style-name="N163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6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1">
      <style:table-cell-properties fo:padding="0.71mm"/>
    </style:style>
    <style:style style:name="ce66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68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69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70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7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7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84" style:family="table-cell" style:parent-style-name="Default" style:data-style-name="N171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7">
      <style:table-cell-properties style:diagonal-bl-tr="none" style:diagonal-tl-br="none" fo:border="none" fo:padding="0.71mm" style:rotation-align="none"/>
    </style:style>
    <style:style style:name="ce86" style:family="table-cell" style:parent-style-name="Default" style:data-style-name="N159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71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0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91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 style:data-style-name="N11">
      <style:table-cell-properties style:diagonal-bl-tr="none" style:diagonal-tl-br="none" fo:border="0.74pt solid #000000" fo:padding="0.71mm" style:rotation-align="none"/>
    </style:style>
    <style:style style:name="ce93" style:family="table-cell" style:parent-style-name="Default" style:data-style-name="N11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94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95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 style:data-style-name="N1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97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</style:style>
    <style:style style:name="ce98" style:family="table-cell" style:parent-style-name="Default" style:data-style-name="N171">
      <style:table-cell-properties fo:padding="0.71mm"/>
    </style:style>
    <style:style style:name="ce99" style:family="table-cell" style:parent-style-name="Default" style:data-style-name="N17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17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101" style:family="table-cell" style:parent-style-name="Default" style:data-style-name="N171">
      <style:table-cell-properties style:diagonal-bl-tr="none" style:diagonal-tl-br="none" fo:border="0.74pt solid #000000" fo:padding="0.71mm" style:rotation-align="none"/>
    </style:style>
    <style:style style:name="ce102" style:family="table-cell" style:parent-style-name="Default" style:data-style-name="N171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103" style:family="table-cell" style:parent-style-name="Default" style:data-style-name="N171">
      <style:table-cell-properties style:diagonal-bl-tr="none" style:diagonal-tl-br="none" fo:border="none" fo:padding="0.71mm" style:rotation-align="none"/>
    </style:style>
    <style:style style:name="ce104" style:family="table-cell" style:parent-style-name="Default" style:data-style-name="N17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17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 style:data-style-name="N171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</style:style>
    <style:style style:name="ce107" style:family="table-cell" style:parent-style-name="Default" style:data-style-name="N171">
      <style:table-cell-properties fo:border-bottom="none" style:diagonal-bl-tr="none" style:diagonal-tl-br="none" fo:border-left="0.74pt solid #000000" fo:padding="0.71mm" fo:border-right="none" style:rotation-align="none" fo:border-top="0.74pt solid #000000"/>
    </style:style>
    <style:style style:name="ce108" style:family="table-cell" style:parent-style-name="Default" style:data-style-name="N171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109" style:family="table-cell" style:parent-style-name="Default" style:data-style-name="N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 style:data-style-name="N11">
      <style:table-cell-properties fo:border-bottom="none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111" style:family="table-cell" style:parent-style-name="Default" style:data-style-name="N171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17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活期存款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項次</text:p>
          </table:table-cell>
          <table:table-cell table:style-name="ce8" office:value-type="string" calcext:value-type="string">
            <text:p>金融機構名稱</text:p>
          </table:table-cell>
          <table:table-cell table:style-name="ce8" office:value-type="string" calcext:value-type="string">
            <text:p>目前的台幣存款</text:p>
          </table:table-cell>
          <table:table-cell table:style-name="ce8" office:value-type="string" calcext:value-type="string">
            <text:p>目前的美金存款</text:p>
          </table:table-cell>
          <table:table-cell table:style-name="ce22" office:value-type="string" calcext:value-type="string">
            <text:p>目前的歐元存款</text:p>
          </table:table-cell>
          <table:table-cell table:style-name="ce28" office:value-type="string" calcext:value-type="string">
            <text:p>美金匯率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台灣銀行</text:p>
          </table:table-cell>
          <table:table-cell table:style-name="ce14" office:value-type="float" office:value="345768" calcext:value-type="float">
            <text:p>NT$345,768.0</text:p>
          </table:table-cell>
          <table:table-cell table:style-name="ce18" office:value-type="float" office:value="560" calcext:value-type="float">
            <text:p>US$56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29" office:value-type="float" office:value="32.5" calcext:value-type="float">
            <text:p>32.50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農民銀行</text:p>
          </table:table-cell>
          <table:table-cell table:style-name="ce15" office:value-type="float" office:value="1200" calcext:value-type="float">
            <text:p>NT$1,200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28" office:value-type="string" calcext:value-type="string">
            <text:p>歐元匯率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第三信用合作社</text:p>
          </table:table-cell>
          <table:table-cell table:style-name="ce15" office:value-type="float" office:value="56789" calcext:value-type="float">
            <text:p>NT$56,789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29" office:value-type="float" office:value="36.7" calcext:value-type="float">
            <text:p>36.70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農會</text:p>
          </table:table-cell>
          <table:table-cell table:style-name="ce15" office:value-type="float" office:value="237561" calcext:value-type="float">
            <text:p>NT$237,561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交通銀行</text:p>
          </table:table-cell>
          <table:table-cell table:style-name="ce15" office:value-type="float" office:value="124671" calcext:value-type="float">
            <text:p>NT$124,671.0</text:p>
          </table:table-cell>
          <table:table-cell table:style-name="ce19" office:value-type="float" office:value="345" calcext:value-type="float">
            <text:p>US$345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華南銀行</text:p>
          </table:table-cell>
          <table:table-cell table:style-name="ce15" office:value-type="float" office:value="6534" calcext:value-type="float">
            <text:p>NT$6,534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花旗銀行</text:p>
          </table:table-cell>
          <table:table-cell table:style-name="ce15" office:value-type="float" office:value="0" calcext:value-type="float">
            <text:p>NT$0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4" office:value-type="currency" office:currency="EUR" office:value="500" calcext:value-type="currency">
            <text:p>€ 50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19" office:value-type="float" office:value="0" calcext:value-type="float">
            <text:p>US$0.00</text:p>
          </table:table-cell>
          <table:table-cell table:style-name="ce23" office:value-type="currency" office:currency="EUR" office:value="0" calcext:value-type="currency">
            <text:p>€ 0.0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5"/>
          <table:table-cell table:style-name="ce11" table:number-columns-repeated="3"/>
          <table:table-cell table:style-name="ce25"/>
          <table:table-cell table:style-name="ce30"/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小計：</text:p>
          </table:table-cell>
          <table:table-cell table:style-name="ce16" table:formula="of:=SUM([.C4:.C13])" office:value-type="float" office:value="772523" calcext:value-type="float">
            <text:p>NT$772,523.0</text:p>
          </table:table-cell>
          <table:table-cell table:style-name="ce20" table:formula="of:=SUM(SUM([.D4:.D13]))" office:value-type="float" office:value="905" calcext:value-type="float">
            <text:p>US$905.00</text:p>
          </table:table-cell>
          <table:table-cell table:style-name="ce26" table:formula="of:=SUM(SUM([.E4:.E13]))" office:value-type="currency" office:currency="EUR" office:value="500" calcext:value-type="currency">
            <text:p>€ 500.0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7"/>
          <table:table-cell table:style-name="ce13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17" table:formula="of:=+[.C15]+[.D15]*[.F4]+[.E15]*[.F6]" office:value-type="float" office:value="820285.5" calcext:value-type="float">
            <text:p>NT$820,285.50</text:p>
          </table:table-cell>
          <table:table-cell table:style-name="ce21"/>
          <table:table-cell table:style-name="ce27"/>
          <table:table-cell table:style-name="ce3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定期存款" table:style-name="ta2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37"/>
        <table:table-column table:style-name="co7" table:default-cell-style-name="ce4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項次</text:p>
          </table:table-cell>
          <table:table-cell table:style-name="ce33" office:value-type="string" calcext:value-type="string">
            <text:p>金融機構名稱</text:p>
          </table:table-cell>
          <table:table-cell table:style-name="ce33" office:value-type="string" calcext:value-type="string">
            <text:p>期數<text:span text:style-name="T1">(</text:span><text:span text:style-name="T2">月</text:span><text:span text:style-name="T3">)</text:span></text:p>
          </table:table-cell>
          <table:table-cell table:style-name="ce41" office:value-type="string" calcext:value-type="string">
            <text:p>利率<text:span text:style-name="T1">(%)</text:span></text:p>
          </table:table-cell>
          <table:table-cell table:style-name="ce33" office:value-type="string" calcext:value-type="string">
            <text:p>本<text:span text:style-name="T1">                 </text:span><text:span text:style-name="T2">金</text:span></text:p>
          </table:table-cell>
          <table:table-cell table:style-name="ce33" office:value-type="string" calcext:value-type="string">
            <text:p>利<text:span text:style-name="T1">           </text:span><text:span text:style-name="T2">息</text:span></text:p>
          </table:table-cell>
          <table:table-cell table:style-name="ce33" office:value-type="string" calcext:value-type="string">
            <text:p>本利和<text:span text:style-name="T1">(</text:span><text:span text:style-name="T2">台幣</text:span><text:span text:style-name="T3">)</text:span></text:p>
          </table:table-cell>
          <table:table-cell table:style-name="ce51" office:value-type="string" calcext:value-type="string">
            <text:p>利潤率</text:p>
          </table:table-cell>
          <table:table-cell table:style-name="ce28" office:value-type="string" calcext:value-type="string">
            <text:p>美金匯率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台灣銀行</text:p>
          </table:table-cell>
          <table:table-cell table:style-name="ce10" office:value-type="float" office:value="240" calcext:value-type="float">
            <text:p>240</text:p>
          </table:table-cell>
          <table:table-cell table:style-name="ce42" office:value-type="percentage" office:value="0.02" calcext:value-type="percentage">
            <text:p>2.000%</text:p>
          </table:table-cell>
          <table:table-cell table:style-name="ce15" office:value-type="float" office:value="2000000" calcext:value-type="float">
            <text:p>NT$2,000,000.0</text:p>
          </table:table-cell>
          <table:table-cell table:style-name="ce15" table:formula="of:=[.E4]*[.D4]/12*[.C4]" office:value-type="float" office:value="800000" calcext:value-type="float">
            <text:p>NT$800,000.0</text:p>
          </table:table-cell>
          <table:table-cell table:style-name="ce49" table:formula="of:=[.E4]+[.F4]" office:value-type="float" office:value="2800000" calcext:value-type="float">
            <text:p>NT$2,800,000.00 </text:p>
          </table:table-cell>
          <table:table-cell table:style-name="ce52" table:formula="of:=[.F4]/[.E4]" office:value-type="percentage" office:value="0.4" calcext:value-type="percentage">
            <text:p>40.00%</text:p>
          </table:table-cell>
          <table:table-cell table:style-name="ce29" office:value-type="float" office:value="32.5" calcext:value-type="float">
            <text:p>32.50</text:p>
          </table:table-cell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農民銀行</text:p>
          </table:table-cell>
          <table:table-cell table:style-name="ce10" office:value-type="float" office:value="240" calcext:value-type="float">
            <text:p>240</text:p>
          </table:table-cell>
          <table:table-cell table:style-name="ce42" office:value-type="percentage" office:value="0.01" calcext:value-type="percentage">
            <text:p>1.000%</text:p>
          </table:table-cell>
          <table:table-cell table:style-name="ce15" office:value-type="float" office:value="2000000" calcext:value-type="float">
            <text:p>NT$2,000,000.0</text:p>
          </table:table-cell>
          <table:table-cell table:style-name="ce15" table:formula="of:=[.E5]*[.D5]/12*[.C5]" office:value-type="float" office:value="400000" calcext:value-type="float">
            <text:p>NT$400,000.0</text:p>
          </table:table-cell>
          <table:table-cell table:style-name="ce49" table:formula="of:=[.E5]+[.F5]" office:value-type="float" office:value="2400000" calcext:value-type="float">
            <text:p>NT$2,400,000.00 </text:p>
          </table:table-cell>
          <table:table-cell table:style-name="ce52" table:formula="of:=[.F5]/[.E5]" office:value-type="percentage" office:value="0.2" calcext:value-type="percentage">
            <text:p>20.00%</text:p>
          </table:table-cell>
          <table:table-cell table:style-name="ce28" office:value-type="string" calcext:value-type="string">
            <text:p>歐元匯率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第三信用合作社</text:p>
          </table:table-cell>
          <table:table-cell table:style-name="ce10" office:value-type="float" office:value="240" calcext:value-type="float">
            <text:p>240</text:p>
          </table:table-cell>
          <table:table-cell table:style-name="ce42" office:value-type="percentage" office:value="0.1" calcext:value-type="percentage">
            <text:p>10.000%</text:p>
          </table:table-cell>
          <table:table-cell table:style-name="ce15" office:value-type="float" office:value="2000000" calcext:value-type="float">
            <text:p>NT$2,000,000.0</text:p>
          </table:table-cell>
          <table:table-cell table:style-name="ce15" table:formula="of:=[.E6]*[.D6]/12*[.C6]" office:value-type="float" office:value="4000000" calcext:value-type="float">
            <text:p>NT$4,000,000.0</text:p>
          </table:table-cell>
          <table:table-cell table:style-name="ce49" table:formula="of:=[.E6]+[.F6]" office:value-type="float" office:value="6000000" calcext:value-type="float">
            <text:p>NT$6,000,000.00 </text:p>
          </table:table-cell>
          <table:table-cell table:style-name="ce52" table:formula="of:=[.F6]/[.E6]" office:value-type="percentage" office:value="2" calcext:value-type="percentage">
            <text:p>200.00%</text:p>
          </table:table-cell>
          <table:table-cell table:style-name="ce29" office:value-type="float" office:value="36.7" calcext:value-type="float">
            <text:p>36.70</text:p>
          </table:table-cell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花旗銀行</text:p>
          </table:table-cell>
          <table:table-cell table:style-name="ce10" office:value-type="float" office:value="120" calcext:value-type="float">
            <text:p>120</text:p>
          </table:table-cell>
          <table:table-cell table:style-name="ce42" office:value-type="percentage" office:value="0.1" calcext:value-type="percentage">
            <text:p>10.000%</text:p>
          </table:table-cell>
          <table:table-cell table:style-name="ce45" office:value-type="float" office:value="2000000" calcext:value-type="float">
            <text:p>US$2,000,000.00 </text:p>
          </table:table-cell>
          <table:table-cell table:style-name="ce15" table:formula="of:=[.E7]*[.D7]/12*[.C7]" office:value-type="float" office:value="2000000" calcext:value-type="float">
            <text:p>NT$2,000,000.0</text:p>
          </table:table-cell>
          <table:table-cell table:style-name="ce49" table:formula="of:=([.E7]+[.F7])*[.I4]" office:value-type="float" office:value="130000000" calcext:value-type="float">
            <text:p>NT$130,000,000.00 </text:p>
          </table:table-cell>
          <table:table-cell table:style-name="ce52" table:formula="of:=[.F7]/[.E7]" office:value-type="percentage" office:value="1" calcext:value-type="percentage">
            <text:p>100.00%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<text:s/></text:p>
          </table:table-cell>
          <table:table-cell table:style-name="ce10"/>
          <table:table-cell table:style-name="ce42" table:formula="of:=0/1000" office:value-type="percentage" office:value="0" calcext:value-type="percentage">
            <text:p>0.000%</text:p>
          </table:table-cell>
          <table:table-cell table:style-name="ce46" office:value-type="float" office:value="0" calcext:value-type="float">
            <text:p>NT$0.0</text:p>
          </table:table-cell>
          <table:table-cell table:style-name="ce15" table:formula="of:=[.E8]*[.D8]/12*[.C8]" office:value-type="float" office:value="0" calcext:value-type="float">
            <text:p>NT$0.0</text:p>
          </table:table-cell>
          <table:table-cell table:style-name="ce49" table:formula="of:=[.E8]+[.F8]" office:value-type="float" office:value="0" calcext:value-type="float">
            <text:p>NT$0.00 </text:p>
          </table:table-cell>
          <table:table-cell table:style-name="ce52" table:formula="of:=[.F8]/[.E8]" office:value-type="string" office:string-value="" calcext:value-type="error">
            <text:p>#DIV/0!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5" office:value-type="string" calcext:value-type="string">
            <text:p><text:s/></text:p>
          </table:table-cell>
          <table:table-cell table:style-name="ce10" office:value-type="float" office:value="120" calcext:value-type="float">
            <text:p>120</text:p>
          </table:table-cell>
          <table:table-cell table:style-name="ce42" office:value-type="percentage" office:value="0.1" calcext:value-type="percentage">
            <text:p>10.000%</text:p>
          </table:table-cell>
          <table:table-cell table:style-name="ce46" office:value-type="float" office:value="2000000" calcext:value-type="float">
            <text:p>NT$2,000,000.0</text:p>
          </table:table-cell>
          <table:table-cell table:style-name="ce15" table:formula="of:=[.E9]*[.D9]/12*[.C9]" office:value-type="float" office:value="2000000" calcext:value-type="float">
            <text:p>NT$2,000,000.0</text:p>
          </table:table-cell>
          <table:table-cell table:style-name="ce49" table:formula="of:=[.E9]+[.F9]" office:value-type="float" office:value="4000000" calcext:value-type="float">
            <text:p>NT$4,000,000.00 </text:p>
          </table:table-cell>
          <table:table-cell table:style-name="ce52" table:formula="of:=[.F9]/[.E9]" office:value-type="percentage" office:value="1" calcext:value-type="percentage">
            <text:p>100.00%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table:number-columns-repeated="2"/>
          <table:table-cell table:style-name="ce42" table:formula="of:=0/1000" office:value-type="percentage" office:value="0" calcext:value-type="percentage">
            <text:p>0.000%</text:p>
          </table:table-cell>
          <table:table-cell table:style-name="ce46" office:value-type="float" office:value="0" calcext:value-type="float">
            <text:p>NT$0.0</text:p>
          </table:table-cell>
          <table:table-cell table:style-name="ce15" table:formula="of:=[.E10]*[.D10]/12*[.C10]" office:value-type="float" office:value="0" calcext:value-type="float">
            <text:p>NT$0.0</text:p>
          </table:table-cell>
          <table:table-cell table:style-name="ce49" table:formula="of:=[.E10]+[.F10]" office:value-type="float" office:value="0" calcext:value-type="float">
            <text:p>NT$0.00 </text:p>
          </table:table-cell>
          <table:table-cell table:style-name="ce52" table:formula="of:=[.F10]/[.E10]" office:value-type="string" office:string-value="" calcext:value-type="error">
            <text:p>#DIV/0!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table:number-columns-repeated="2"/>
          <table:table-cell table:style-name="ce42" table:formula="of:=0/1000" office:value-type="percentage" office:value="0" calcext:value-type="percentage">
            <text:p>0.000%</text:p>
          </table:table-cell>
          <table:table-cell table:style-name="ce46" office:value-type="float" office:value="0" calcext:value-type="float">
            <text:p>NT$0.0</text:p>
          </table:table-cell>
          <table:table-cell table:style-name="ce15" table:formula="of:=[.E11]*[.D11]/12*[.C11]" office:value-type="float" office:value="0" calcext:value-type="float">
            <text:p>NT$0.0</text:p>
          </table:table-cell>
          <table:table-cell table:style-name="ce49" table:formula="of:=[.E11]+[.F11]" office:value-type="float" office:value="0" calcext:value-type="float">
            <text:p>NT$0.00 </text:p>
          </table:table-cell>
          <table:table-cell table:style-name="ce52" table:formula="of:=[.F11]/[.E11]" office:value-type="string" office:string-value="" calcext:value-type="error">
            <text:p>#DIV/0!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number-columns-repeated="2"/>
          <table:table-cell table:style-name="ce42" table:formula="of:=0/1000" office:value-type="percentage" office:value="0" calcext:value-type="percentage">
            <text:p>0.000%</text:p>
          </table:table-cell>
          <table:table-cell table:style-name="ce46" office:value-type="float" office:value="0" calcext:value-type="float">
            <text:p>NT$0.0</text:p>
          </table:table-cell>
          <table:table-cell table:style-name="ce15" table:formula="of:=[.E12]*[.D12]/12*[.C12]" office:value-type="float" office:value="0" calcext:value-type="float">
            <text:p>NT$0.0</text:p>
          </table:table-cell>
          <table:table-cell table:style-name="ce49" table:formula="of:=[.E12]+[.F12]" office:value-type="float" office:value="0" calcext:value-type="float">
            <text:p>NT$0.00 </text:p>
          </table:table-cell>
          <table:table-cell table:style-name="ce52" table:formula="of:=[.F12]/[.E12]" office:value-type="string" office:string-value="" calcext:value-type="error">
            <text:p>#DIV/0!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table:number-columns-repeated="2"/>
          <table:table-cell table:style-name="ce42" table:formula="of:=0/1000" office:value-type="percentage" office:value="0" calcext:value-type="percentage">
            <text:p>0.000%</text:p>
          </table:table-cell>
          <table:table-cell table:style-name="ce46" office:value-type="float" office:value="0" calcext:value-type="float">
            <text:p>NT$0.0</text:p>
          </table:table-cell>
          <table:table-cell table:style-name="ce15" table:formula="of:=[.E13]*[.D13]/12*[.C13]" office:value-type="float" office:value="0" calcext:value-type="float">
            <text:p>NT$0.0</text:p>
          </table:table-cell>
          <table:table-cell table:style-name="ce49" table:formula="of:=[.E13]+[.F13]" office:value-type="float" office:value="0" calcext:value-type="float">
            <text:p>NT$0.00 </text:p>
          </table:table-cell>
          <table:table-cell table:style-name="ce52" table:formula="of:=[.F13]/[.E13]" office:value-type="string" office:string-value="" calcext:value-type="error">
            <text:p>#DIV/0!</text:p>
          </table:table-cell>
          <table:table-cell table:style-name="ce30"/>
          <table:table-cell table:number-columns-repeated="1015"/>
        </table:table-row>
        <table:table-row table:style-name="ro2">
          <table:table-cell table:style-name="ce5"/>
          <table:table-cell table:style-name="ce11"/>
          <table:table-cell table:style-name="ce38"/>
          <table:table-cell table:style-name="ce43"/>
          <table:table-cell table:style-name="ce11"/>
          <table:table-cell table:style-name="ce47" table:formula="of:=SUM([.F4:.F13])" office:value-type="float" office:value="9200000" calcext:value-type="float">
            <text:p>NT$9,200,000.0</text:p>
          </table:table-cell>
          <table:table-cell table:style-name="ce11"/>
          <table:table-cell table:style-name="ce25"/>
          <table:table-cell table:style-name="ce30"/>
          <table:table-cell table:number-columns-repeated="1015"/>
        </table:table-row>
        <table:table-row table:style-name="ro3">
          <table:table-cell table:style-name="ce32"/>
          <table:table-cell table:style-name="ce36"/>
          <table:table-cell table:style-name="ce39"/>
          <table:table-cell table:style-name="ce44"/>
          <table:table-cell table:style-name="ce36"/>
          <table:table-cell table:style-name="ce48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50" table:formula="of:=SUM([.G4:.G14])" office:value-type="float" office:value="145200000" calcext:value-type="float">
            <text:p>NT$145,200,000.00</text:p>
          </table:table-cell>
          <table:table-cell table:style-name="ce53"/>
          <table:table-cell table:style-name="ce3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零存整付定存" table:style-name="ta3"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015" table:default-cell-style-name="Default"/>
        <table:table-row table:style-name="ro4">
          <table:table-cell table:number-columns-repeated="3"/>
          <table:table-cell table:style-name="ce37"/>
          <table:table-cell table:style-name="ce40"/>
          <table:table-cell table:number-columns-repeated="3"/>
          <table:table-cell table:style-name="ce65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項次</text:p>
          </table:table-cell>
          <table:table-cell table:style-name="ce8" office:value-type="string" calcext:value-type="string">
            <text:p>金融機構名稱</text:p>
          </table:table-cell>
          <table:table-cell table:style-name="ce8" office:value-type="string" calcext:value-type="string">
            <text:p>期數<text:span text:style-name="T1">(</text:span><text:span text:style-name="T2">月</text:span><text:span text:style-name="T3">)</text:span></text:p>
          </table:table-cell>
          <table:table-cell table:style-name="ce58" office:value-type="string" calcext:value-type="string">
            <text:p>利率<text:span text:style-name="T1">(%)</text:span></text:p>
          </table:table-cell>
          <table:table-cell table:style-name="ce8" office:value-type="string" calcext:value-type="string">
            <text:p>每月存入本金</text:p>
          </table:table-cell>
          <table:table-cell table:style-name="ce8" office:value-type="string" calcext:value-type="string">
            <text:p>利<text:span text:style-name="T1">           </text:span><text:span text:style-name="T2">息</text:span></text:p>
          </table:table-cell>
          <table:table-cell table:style-name="ce8" office:value-type="string" calcext:value-type="string">
            <text:p>本利和<text:span text:style-name="T1">(</text:span><text:span text:style-name="T2">台幣</text:span><text:span text:style-name="T3">)</text:span></text:p>
          </table:table-cell>
          <table:table-cell table:style-name="ce66" office:value-type="string" calcext:value-type="string">
            <text:p>利潤率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ＸＸ銀行的零存整付</text:p>
          </table:table-cell>
          <table:table-cell table:style-name="ce9" office:value-type="float" office:value="12" calcext:value-type="float">
            <text:p>12</text:p>
          </table:table-cell>
          <table:table-cell table:style-name="ce59" office:value-type="percentage" office:value="0.02" calcext:value-type="percentage">
            <text:p>2.000%</text:p>
          </table:table-cell>
          <table:table-cell table:style-name="ce14" office:value-type="float" office:value="10000" calcext:value-type="float">
            <text:p>NT$10,000.0</text:p>
          </table:table-cell>
          <table:table-cell table:style-name="ce14" table:formula="of:=[.H3]-[.F3]*[.D3]" office:value-type="float" office:value="1307.97764582293" calcext:value-type="float">
            <text:p>NT$1,308.0</text:p>
          </table:table-cell>
          <table:table-cell table:style-name="ce63" table:formula="of:=[.F3]*(((1+[.E3]/12)*(1-(1+[.E3]/12)^[.D3]))/(1-(1+[.E3]/12)))" office:value-type="float" office:value="121307.977645823" calcext:value-type="float">
            <text:p>NT$121,307.98 </text:p>
          </table:table-cell>
          <table:table-cell table:style-name="ce67" table:formula="of:=[.G3]/([.F3]*[.D3])" office:value-type="percentage" office:value="0.0108998137151911" calcext:value-type="percentage">
            <text:p>1.09%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2" calcext:value-type="float">
            <text:p>2</text:p>
          </table:table-cell>
          <table:table-cell table:style-name="ce10" office:value-type="string" calcext:value-type="string">
            <text:p>ＹＹ銀行的零存整付</text:p>
          </table:table-cell>
          <table:table-cell table:style-name="ce35" office:value-type="float" office:value="24" calcext:value-type="float">
            <text:p>24</text:p>
          </table:table-cell>
          <table:table-cell table:style-name="ce42" office:value-type="percentage" office:value="0.02" calcext:value-type="percentage">
            <text:p>2.000%</text:p>
          </table:table-cell>
          <table:table-cell table:style-name="ce46" office:value-type="float" office:value="5000" calcext:value-type="float">
            <text:p>NT$5,000.0</text:p>
          </table:table-cell>
          <table:table-cell table:style-name="ce15" table:formula="of:=[.H4]-[.F4]*[.D4]" office:value-type="float" office:value="2532.23932972623" calcext:value-type="float">
            <text:p>NT$2,532.2</text:p>
          </table:table-cell>
          <table:table-cell table:style-name="ce49" table:formula="of:=[.F4]*(((1+[.E4]/12)*(1-(1+[.E4]/12)^[.D4]))/(1-(1+[.E4]/12)))" office:value-type="float" office:value="122532.239329726" calcext:value-type="float">
            <text:p>NT$122,532.24 </text:p>
          </table:table-cell>
          <table:table-cell table:style-name="ce68" table:formula="of:=[.G4]/([.F4]*[.D4])" office:value-type="percentage" office:value="0.0211019944143853" calcext:value-type="percentage">
            <text:p>2.11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54"/>
          <table:table-cell table:style-name="ce10"/>
          <table:table-cell table:style-name="ce35"/>
          <table:table-cell table:style-name="ce42"/>
          <table:table-cell table:style-name="ce46"/>
          <table:table-cell table:style-name="ce15"/>
          <table:table-cell table:style-name="ce49"/>
          <table:table-cell table:style-name="ce68"/>
          <table:table-cell table:number-columns-repeated="1015"/>
        </table:table-row>
        <table:table-row table:style-name="ro2">
          <table:table-cell/>
          <table:table-cell table:style-name="ce55"/>
          <table:table-cell table:style-name="ce56"/>
          <table:table-cell table:style-name="ce57"/>
          <table:table-cell table:style-name="ce60"/>
          <table:table-cell table:style-name="ce61"/>
          <table:table-cell table:style-name="ce62"/>
          <table:table-cell table:style-name="ce64"/>
          <table:table-cell table:style-name="ce69"/>
          <table:table-cell table:number-columns-repeated="1015"/>
        </table:table-row>
        <table:table-row table:style-name="ro3">
          <table:table-cell/>
          <table:table-cell table:style-name="ce32"/>
          <table:table-cell table:style-name="ce36"/>
          <table:table-cell table:style-name="ce39"/>
          <table:table-cell table:style-name="ce44"/>
          <table:table-cell table:style-name="ce36"/>
          <table:table-cell table:style-name="ce48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50" table:formula="of:=SUM([.H3:.H7])" office:value-type="float" office:value="243840.216975549" calcext:value-type="float">
            <text:p>NT$243,840.22</text:p>
          </table:table-cell>
          <table:table-cell table:style-name="ce7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債券投資" table:style-name="ta4">
        <table:table-column table:style-name="co1" table:default-cell-style-name="ce37"/>
        <table:table-column table:style-name="co5" table:default-cell-style-name="ce1"/>
        <table:table-column table:style-name="co2" table:default-cell-style-name="ce1"/>
        <table:table-column table:style-name="co4" table:default-cell-style-name="Default"/>
        <table:table-column table:style-name="co20" table:default-cell-style-name="ce65"/>
        <table:table-column table:style-name="co21" table:default-cell-style-name="ce98"/>
        <table:table-column table:style-name="co22" table:default-cell-style-name="ce98"/>
        <table:table-column table:style-name="co20" table:default-cell-style-name="ce65"/>
        <table:table-column table:style-name="co4" table:number-columns-repeated="1016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71" office:value-type="string" calcext:value-type="string">
            <text:p>項次</text:p>
          </table:table-cell>
          <table:table-cell table:style-name="ce75" office:value-type="string" calcext:value-type="string">
            <text:p>金融機構名稱</text:p>
          </table:table-cell>
          <table:table-cell table:style-name="ce75" office:value-type="string" calcext:value-type="string">
            <text:p>正式債券金額</text:p>
          </table:table-cell>
          <table:table-cell table:style-name="ce75" office:value-type="string" calcext:value-type="string">
            <text:p>期數<text:span text:style-name="T1">(</text:span><text:span text:style-name="T2">年</text:span><text:span text:style-name="T3">)</text:span></text:p>
          </table:table-cell>
          <table:table-cell table:style-name="ce91" office:value-type="string" calcext:value-type="string">
            <text:p>利率</text:p>
          </table:table-cell>
          <table:table-cell table:style-name="ce99" office:value-type="string" calcext:value-type="string">
            <text:p>利息</text:p>
          </table:table-cell>
          <table:table-cell table:style-name="ce105" office:value-type="string" calcext:value-type="string">
            <text:p>本利和</text:p>
          </table:table-cell>
          <table:table-cell table:style-name="ce109" office:value-type="string" calcext:value-type="string">
            <text:p>利潤率</text:p>
          </table:table-cell>
          <table:table-cell table:style-name="ce37"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台灣銀行</text:p>
          </table:table-cell>
          <table:table-cell table:style-name="ce15" office:value-type="float" office:value="100000" calcext:value-type="float">
            <text:p>NT$100,000.0</text:p>
          </table:table-cell>
          <table:table-cell table:style-name="ce87" office:value-type="float" office:value="10" calcext:value-type="float">
            <text:p>1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0" table:formula="of:=[.C3]*[.E3]" office:value-type="float" office:value="7500" calcext:value-type="float">
            <text:p>NT$7,500 </text:p>
          </table:table-cell>
          <table:table-cell table:style-name="ce106" table:formula="of:=[.C3]+[.F3]" office:value-type="float" office:value="107500" calcext:value-type="float">
            <text:p>NT$107,500 </text:p>
          </table:table-cell>
          <table:table-cell table:style-name="ce68" table:formula="of:=[.F3]/[.C3]" office:value-type="percentage" office:value="0.075" calcext:value-type="percentage">
            <text:p>7.50%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6"/>
          <table:table-cell table:style-name="ce15" office:value-type="float" office:value="0" calcext:value-type="float">
            <text:p>NT$0.0</text:p>
          </table:table-cell>
          <table:table-cell table:style-name="ce76"/>
          <table:table-cell table:style-name="ce92"/>
          <table:table-cell table:style-name="ce101"/>
          <table:table-cell table:style-name="ce106"/>
          <table:table-cell table:style-name="ce68" table:formula="of:=[.F4]/[.C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<text:s text:c="2"/></text:p>
          </table:table-cell>
          <table:table-cell table:style-name="ce15" office:value-type="float" office:value="0" calcext:value-type="float">
            <text:p>NT$0.0</text:p>
          </table:table-cell>
          <table:table-cell table:style-name="ce76"/>
          <table:table-cell table:style-name="ce92"/>
          <table:table-cell table:style-name="ce101"/>
          <table:table-cell table:style-name="ce106"/>
          <table:table-cell table:style-name="ce68" table:formula="of:=[.F5]/[.C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style-name="ce72" office:value-type="float" office:value="4" calcext:value-type="float">
            <text:p>4</text:p>
          </table:table-cell>
          <table:table-cell table:style-name="ce77" office:value-type="string" calcext:value-type="string">
            <text:p><text:s/></text:p>
          </table:table-cell>
          <table:table-cell table:style-name="ce83" office:value-type="float" office:value="0" calcext:value-type="float">
            <text:p>NT$0.0</text:p>
          </table:table-cell>
          <table:table-cell table:style-name="ce11"/>
          <table:table-cell table:style-name="ce93"/>
          <table:table-cell table:style-name="ce102"/>
          <table:table-cell table:style-name="ce107"/>
          <table:table-cell table:style-name="ce110" table:formula="of:=[.F6]/[.C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3">
          <table:table-cell table:style-name="ce73" office:value-type="string" calcext:value-type="string">
            <text:p><text:s/></text:p>
          </table:table-cell>
          <table:table-cell table:style-name="ce78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84" office:value-type="string" calcext:value-type="string">
            <text:p><text:s/></text:p>
          </table:table-cell>
          <table:table-cell table:style-name="ce88" table:number-columns-repeated="2"/>
          <table:table-cell table:style-name="ce88" table:formula="of:=SUM([.F3:.F6])" office:value-type="float" office:value="7500" calcext:value-type="float">
            <text:p>NT$7,500 </text:p>
          </table:table-cell>
          <table:table-cell table:style-name="ce88" table:formula="of:=SUM([.G3:.G6])" office:value-type="float" office:value="107500" calcext:value-type="float">
            <text:p>NT$107,500 </text:p>
          </table:table-cell>
          <table:table-cell table:style-name="ce111" office:value-type="string" calcext:value-type="string">
            <text:p><text:s/></text:p>
          </table:table-cell>
          <table:table-cell table:style-name="ce98" table:number-columns-repeated="1016"/>
        </table:table-row>
        <table:table-row table:style-name="ro5">
          <table:table-cell table:style-name="ce28"/>
          <table:table-cell table:style-name="ce79"/>
          <table:table-cell table:style-name="ce85"/>
          <table:table-cell table:style-name="ce30"/>
          <table:table-cell table:style-name="ce94"/>
          <table:table-cell table:style-name="ce103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項次</text:p>
          </table:table-cell>
          <table:table-cell table:style-name="ce80" office:value-type="string" calcext:value-type="string">
            <text:p>金融機構名稱</text:p>
          </table:table-cell>
          <table:table-cell table:style-name="ce80" office:value-type="string" calcext:value-type="string">
            <text:p>銀行轉承債券金額</text:p>
          </table:table-cell>
          <table:table-cell table:style-name="ce80" office:value-type="string" calcext:value-type="string">
            <text:p>期數<text:span text:style-name="T1">(</text:span><text:span text:style-name="T2">天</text:span><text:span text:style-name="T3">)</text:span></text:p>
          </table:table-cell>
          <table:table-cell table:style-name="ce95" office:value-type="string" calcext:value-type="string">
            <text:p>利率</text:p>
          </table:table-cell>
          <table:table-cell table:style-name="ce104" office:value-type="string" calcext:value-type="string">
            <text:p>利息</text:p>
          </table:table-cell>
          <table:table-cell table:style-name="ce104" office:value-type="string" calcext:value-type="string">
            <text:p>本利和</text:p>
          </table:table-cell>
          <table:table-cell table:style-name="ce112" office:value-type="string" calcext:value-type="string">
            <text:p>利潤率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農民銀行</text:p>
          </table:table-cell>
          <table:table-cell table:style-name="ce14" office:value-type="float" office:value="50000" calcext:value-type="float">
            <text:p>NT$50,000.0</text:p>
          </table:table-cell>
          <table:table-cell table:style-name="ce89" office:value-type="float" office:value="180" calcext:value-type="float">
            <text:p>180</text:p>
          </table:table-cell>
          <table:table-cell table:style-name="ce96" office:value-type="percentage" office:value="0.035" calcext:value-type="percentage">
            <text:p>3.50%</text:p>
          </table:table-cell>
          <table:table-cell table:style-name="ce100" table:formula="of:=[.C10]*[.E10]/365*[.D10]" office:value-type="float" office:value="863.013698630137" calcext:value-type="float">
            <text:p>NT$863 </text:p>
          </table:table-cell>
          <table:table-cell table:style-name="ce108" table:formula="of:=[.C10]+[.F10]" office:value-type="float" office:value="50863.0136986301" calcext:value-type="float">
            <text:p>NT$50,863 </text:p>
          </table:table-cell>
          <table:table-cell table:style-name="ce67" table:formula="of:=[.F10]/[.C10]" office:value-type="percentage" office:value="0.0172602739726027" calcext:value-type="percentage">
            <text:p>1.73%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76"/>
          <table:table-cell table:style-name="ce92"/>
          <table:table-cell table:style-name="ce100" table:formula="of:=[.C11]*[.E11]/365*[.D11]" office:value-type="float" office:value="0" calcext:value-type="float">
            <text:p>NT$0 </text:p>
          </table:table-cell>
          <table:table-cell table:style-name="ce106"/>
          <table:table-cell table:style-name="ce68" table:formula="of:=[.F11]/[.C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76"/>
          <table:table-cell table:style-name="ce92"/>
          <table:table-cell table:style-name="ce100" table:formula="of:=[.C12]*[.E12]/365*[.D12]" office:value-type="float" office:value="0" calcext:value-type="float">
            <text:p>NT$0 </text:p>
          </table:table-cell>
          <table:table-cell table:style-name="ce106"/>
          <table:table-cell table:style-name="ce68" table:formula="of:=[.F12]/[.C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0" calcext:value-type="float">
            <text:p>NT$0.0</text:p>
          </table:table-cell>
          <table:table-cell table:style-name="ce76"/>
          <table:table-cell table:style-name="ce92"/>
          <table:table-cell table:style-name="ce100" table:formula="of:=[.C13]*[.E13]/365*[.D13]" office:value-type="float" office:value="0" calcext:value-type="float">
            <text:p>NT$0 </text:p>
          </table:table-cell>
          <table:table-cell table:style-name="ce106"/>
          <table:table-cell table:style-name="ce68" table:formula="of:=[.F13]/[.C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style-name="ce72" office:value-type="float" office:value="5" calcext:value-type="float">
            <text:p>5</text:p>
          </table:table-cell>
          <table:table-cell table:style-name="ce11" table:number-columns-repeated="3"/>
          <table:table-cell table:style-name="ce93"/>
          <table:table-cell table:style-name="ce102"/>
          <table:table-cell table:style-name="ce107"/>
          <table:table-cell table:style-name="ce110" table:formula="of:=[.F14]/[.C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81" office:value-type="string" calcext:value-type="string">
            <text:p>合計<text:span text:style-name="T1">(</text:span><text:span text:style-name="T2">台幣</text:span><text:span text:style-name="T3">)</text:span><text:span text:style-name="T2">：</text:span></text:p>
          </table:table-cell>
          <table:table-cell table:style-name="ce86" office:value-type="string" calcext:value-type="string">
            <text:p><text:s/></text:p>
          </table:table-cell>
          <table:table-cell table:style-name="ce90"/>
          <table:table-cell table:style-name="ce97"/>
          <table:table-cell table:style-name="ce88" table:formula="of:=SUM([.F3:.F14])" office:value-type="float" office:value="15863.0136986301" calcext:value-type="float">
            <text:p>NT$15,863 </text:p>
          </table:table-cell>
          <table:table-cell table:style-name="ce88" table:formula="of:=SUM([.G10:.G14])" office:value-type="float" office:value="50863.0136986301" calcext:value-type="float">
            <text:p>NT$50,863 </text:p>
          </table:table-cell>
          <table:table-cell table:style-name="ce11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2"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活定存總合" table:style-name="ta5">
        <table:table-column table:style-name="co23" table:default-cell-style-name="ce1"/>
        <table:table-column table:style-name="co8" table:default-cell-style-name="ce1"/>
        <table:table-column table:style-name="co2" table:default-cell-style-name="ce1"/>
        <table:table-column table:style-name="co4" table:number-columns-repeated="1021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1" office:value-type="string" calcext:value-type="string">
            <text:p>活期存款總數：</text:p>
          </table:table-cell>
          <table:table-cell table:style-name="ce116" table:formula="of:=[$活期存款.C16]" office:value-type="float" office:value="820285.5" calcext:value-type="float">
            <text:p>NT$820,285.5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定期存款總數：</text:p>
          </table:table-cell>
          <table:table-cell table:style-name="ce117" table:formula="of:=[$定期存款.G15]" office:value-type="float" office:value="145200000" calcext:value-type="float">
            <text:p>NT$145,200,000.00</text:p>
          </table:table-cell>
          <table:table-cell table:number-columns-repeated="1021"/>
        </table:table-row>
        <table:table-row table:style-name="ro1">
          <table:table-cell/>
          <table:table-cell table:style-name="ce72" office:value-type="string" calcext:value-type="string">
            <text:p>零存整付總數：</text:p>
          </table:table-cell>
          <table:table-cell table:style-name="ce117" table:formula="of:=[$零存整付定存.H8]" office:value-type="float" office:value="243840.216975549" calcext:value-type="float">
            <text:p>NT$243,840.22</text:p>
          </table:table-cell>
          <table:table-cell table:number-columns-repeated="1021"/>
        </table:table-row>
        <table:table-row table:style-name="ro2">
          <table:table-cell/>
          <table:table-cell table:style-name="ce114" office:value-type="string" calcext:value-type="string">
            <text:p>債券投資總數：</text:p>
          </table:table-cell>
          <table:table-cell table:style-name="ce117" table:formula="of:=[$債券投資.G15]" office:value-type="float" office:value="50863.0136986301" calcext:value-type="float">
            <text:p>NT$50,863.01</text:p>
          </table:table-cell>
          <table:table-cell table:number-columns-repeated="1021"/>
        </table:table-row>
        <table:table-row table:style-name="ro3">
          <table:table-cell/>
          <table:table-cell table:style-name="ce115" office:value-type="string" calcext:value-type="string">
            <text:p>總合：</text:p>
          </table:table-cell>
          <table:table-cell table:style-name="ce53" table:formula="of:=SUM([.C2:.C5])" office:value-type="float" office:value="146314988.730674" calcext:value-type="float">
            <text:p>NT$146,314,988.7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NT$</number:text>
      <number:number number:decimal-places="1" loext:min-decimal-places="1" number:min-integer-digits="1" number:grouping="true"/>
    </number:number-style>
    <number:number-style style:name="N158">
      <number:text>US$</number:text>
      <number:number number:decimal-places="2" loext:min-decimal-places="2" number:min-integer-digits="1" number:grouping="true"/>
    </number:number-style>
    <number:number-style style:name="N159">
      <number:text>NT$</number:text>
      <number:number number:decimal-places="2" loext:min-decimal-places="2" number:min-integer-digits="1" number:grouping="true"/>
    </number:number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4" loext:min-decimal-places="4" number:min-integer-digits="1"/>
    </number:number-style>
    <number:number-style style:name="N162P0" style:volatile="true">
      <number:number number:decimal-places="1" loext:min-decimal-places="1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63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">
      <number:number number:decimal-places="5" loext:min-decimal-places="5" number:min-integer-digits="1"/>
    </number:number-style>
    <number:number-style style:name="N165P0" style:volatile="true">
      <number:number number:decimal-places="5" loext:min-decimal-places="5" number:min-integer-digits="1"/>
      <number:text> </number:text>
    </number:number-style>
    <number:number-style style:name="N165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5" loext:min-decimal-places="5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66P0"/>
    </number:number-style>
    <number:percentage-style style:name="N167">
      <number:number number:decimal-places="5" loext:min-decimal-places="5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currency-style style:name="N169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currency-style style:name="N170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71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活期存款" style:display-name="PageStyle_活期存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定期存款" style:display-name="PageStyle_定期存款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零存整付定存" style:display-name="PageStyle_零存整付定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債券投資" style:display-name="PageStyle_債券投資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活定存總合" style:display-name="PageStyle_活定存總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2-03T08:26:42</meta:creation-date>
    <dc:creator>a</dc:creator>
    <dc:date>2004-07-23T08:24:21</dc:date>
    <meta:document-statistic meta:table-count="5" meta:cell-count="252" meta:object-count="0"/>
    <meta:generator>LibreOffice/5.1.1.3$Windows_x86 LibreOffice_project/89f508ef3ecebd2cfb8e1def0f0ba9a803b88a6d</meta:generator>
  </office:meta>
</office:document-meta>
</file>